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itle">
      <style:text-properties officeooo:rsid="003d541c" officeooo:paragraph-rsid="003d541c"/>
    </style:style>
    <style:style style:name="P4" style:family="paragraph" style:parent-style-name="Text_20_body">
      <style:paragraph-properties fo:line-height="200%"/>
      <style:text-properties officeooo:paragraph-rsid="001a859e"/>
    </style:style>
    <style:style style:name="P5" style:family="paragraph" style:parent-style-name="Text_20_body">
      <style:paragraph-properties fo:line-height="200%"/>
      <style:text-properties officeooo:paragraph-rsid="003ad526"/>
    </style:style>
    <style:style style:name="P6" style:family="paragraph" style:parent-style-name="Text_20_body">
      <style:paragraph-properties fo:line-height="200%"/>
      <style:text-properties officeooo:paragraph-rsid="004978e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200%" fo:text-align="justify" style:justify-single-word="false" fo:text-indent="2.499cm" style:auto-text-indent="false" style:page-number="auto" fo:background-color="transparent"/>
      <style:text-properties fo:font-size="12.5pt" officeooo:rsid="003d3c54" officeooo:paragraph-rsid="0043c35e" style:font-size-asian="12.5pt" style:font-size-complex="12.5pt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200%" fo:text-align="justify" style:justify-single-word="false" fo:text-indent="2.499cm" style:auto-text-indent="false" style:page-number="auto" fo:background-color="transparent">
        <style:tab-stops>
          <style:tab-stop style:position="-0.159cm"/>
        </style:tab-stops>
      </style:paragraph-properties>
      <style:text-properties fo:font-size="12.5pt" officeooo:paragraph-rsid="0043c35e" style:font-size-asian="12.5pt" style:font-size-complex="12.5pt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200%" fo:text-align="justify" style:justify-single-word="false" fo:text-indent="2.499cm" style:auto-text-indent="false" style:page-number="auto" fo:background-color="transparent"/>
      <style:text-properties fo:font-size="12.5pt" officeooo:paragraph-rsid="003d541c" style:font-size-asian="12.5pt" style:font-size-complex="12.5pt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200%" fo:text-align="justify" style:justify-single-word="false" fo:text-indent="2.499cm" style:auto-text-indent="false" style:page-number="auto" fo:background-color="transparent"/>
      <style:text-properties fo:font-size="12.5pt" officeooo:paragraph-rsid="0046f61e" style:font-size-asian="12.5pt" style:font-size-complex="12.5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200%" fo:text-align="justify" style:justify-single-word="false" fo:text-indent="2.499cm" style:auto-text-indent="false" fo:background-color="transparent"/>
      <style:text-properties fo:font-size="12.5pt" officeooo:paragraph-rsid="003f4b9b" style:font-size-asian="12.5pt" style:font-size-complex="12.5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200%" fo:text-align="justify" style:justify-single-word="false" fo:text-indent="0cm" style:auto-text-indent="false" fo:background-color="transparent"/>
      <style:text-properties fo:font-size="12.5pt" fo:font-style="italic" fo:font-weight="bold" officeooo:rsid="0043c35e" officeooo:paragraph-rsid="00452c3d" style:font-size-asian="12.5pt" style:font-style-asian="italic" style:font-weight-asian="bold" style:font-size-complex="12.5pt" style:font-style-complex="italic" style:font-weight-complex="bold"/>
    </style:style>
    <style:style style:name="P13" style:family="paragraph" style:parent-style-name="Heading_20_1">
      <style:paragraph-properties fo:line-height="200%" fo:text-align="center" style:justify-single-word="false" fo:break-before="page"/>
      <style:text-properties fo:font-style="italic" style:text-underline-style="none" officeooo:paragraph-rsid="001dc6ef" style:font-style-asian="italic" style:font-style-complex="itali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3f4b9b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451308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859e" style:font-style-asian="italic" style:font-style-complex="italic"/>
    </style:style>
    <style:style style:name="T6" style:family="text">
      <style:text-properties fo:font-style="italic" officeooo:rsid="003d541c" style:font-style-asian="italic" style:font-style-complex="italic"/>
    </style:style>
    <style:style style:name="T7" style:family="text">
      <style:text-properties fo:font-style="italic" officeooo:rsid="003f4b9b" style:font-style-asian="italic" style:font-style-complex="italic"/>
    </style:style>
    <style:style style:name="T8" style:family="text">
      <style:text-properties fo:font-style="italic" officeooo:rsid="0043c35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3d3c5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d1ca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25ff8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solid" style:text-underline-width="auto" style:text-underline-color="font-color" fo:font-weight="bold" officeooo:rsid="004978e8" style:font-style-asian="italic" style:font-weight-asian="bold" style:font-style-complex="italic" style:font-weight-complex="bold"/>
    </style:style>
    <style:style style:name="T16" style:family="text">
      <style:text-properties officeooo:rsid="001a859e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d1ca7" style:text-blinking="false" fo:background-color="transparent" loext:char-shading-value="0" style:font-style-asian="italic" style:font-style-complex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officeooo:rsid="003d1ca7" style:font-weight-asian="normal" style:font-weight-complex="normal"/>
    </style:style>
    <style:style style:name="T22" style:family="text">
      <style:text-properties fo:font-weight="normal" officeooo:rsid="003d541c" style:font-weight-asian="normal" style:font-weight-complex="normal"/>
    </style:style>
    <style:style style:name="T23" style:family="text">
      <style:text-properties fo:font-weight="normal" officeooo:rsid="004895d2" style:font-weight-asian="normal" style:font-weight-complex="normal"/>
    </style:style>
    <style:style style:name="T24" style:family="text">
      <style:text-properties officeooo:rsid="003d541c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3dce5f" style:font-style-asian="normal" style:font-style-complex="normal"/>
    </style:style>
    <style:style style:name="T27" style:family="text">
      <style:text-properties fo:font-style="normal" style:text-underline-style="none" fo:font-weight="bold" officeooo:rsid="003f4b9b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officeooo:rsid="003f4b9b" style:font-style-asian="normal" style:font-weight-asian="normal" style:font-style-complex="normal" style:font-weight-complex="normal"/>
    </style:style>
    <style:style style:name="T29" style:family="text">
      <style:text-properties style:text-underline-style="none" fo:font-weight="normal" officeooo:rsid="003d1ca7" style:font-weight-asian="normal" style:font-weight-complex="normal"/>
    </style:style>
    <style:style style:name="T30" style:family="text">
      <style:text-properties style:text-underline-style="none" fo:font-weight="normal" officeooo:rsid="003d3c54" style:font-weight-asian="normal" style:font-weight-complex="normal"/>
    </style:style>
    <style:style style:name="T31" style:family="text">
      <style:text-properties style:text-underline-style="none" fo:font-weight="bold" officeooo:rsid="003d1ca7" style:font-weight-asian="bold" style:font-weight-complex="bold"/>
    </style:style>
    <style:style style:name="T32" style:family="text">
      <style:text-properties style:text-underline-style="none" fo:font-weight="bold" officeooo:rsid="003d3c54" style:font-weight-asian="bold" style:font-weight-complex="bold"/>
    </style:style>
    <style:style style:name="T33" style:family="text">
      <style:text-properties officeooo:rsid="003f4b9b"/>
    </style:style>
    <style:style style:name="T34" style:family="text">
      <style:text-properties officeooo:rsid="00405695"/>
    </style:style>
    <style:style style:name="T35" style:family="text">
      <style:text-properties officeooo:rsid="00451308"/>
    </style:style>
    <style:style style:name="T36" style:family="text">
      <style:text-properties officeooo:rsid="003d1ca7"/>
    </style:style>
    <style:style style:name="T37" style:family="text">
      <style:text-properties officeooo:rsid="004978e8"/>
    </style:style>
    <style:style style:name="T38" style:family="text">
      <style:text-properties officeooo:rsid="004abcd8"/>
    </style:style>
    <style:style style:name="T39" style:family="text">
      <style:text-properties officeooo:rsid="004bfc1e"/>
    </style:style>
    <style:style style:name="T40" style:family="text">
      <style:text-properties officeooo:rsid="004c05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mework for you English Class</text:p>
      <text:p text:style-name="P3">INDIVIDUAL assignment</text:p>
      <text:p text:style-name="P4"><text:span text:style-name="T6">Project team</text:span><text:span text:style-name="T4"> L</text:span><text:span text:style-name="T5">3L</text:span><text:span text:style-name="T4">1 :</text:span> <text:span text:style-name="T16">Abdel Massih Youstina,</text:span> <text:bookmark text:name="docs-internal-guid-a0c3b9b8-7fff-b0cf-11f7-d7ae8910dc8c"/><text:span text:style-name="T17">Thierno Bah, </text:span><text:span text:style-name="T18">Mbaye Ndéye Pathé</text:span><text:bookmark text:name="docs-internal-guid-62c3ad31-7fff-fdcc-eb0c-08daed149de6"/><text:span text:style-name="T17">, </text:span>Hamiche Mehdi</text:p>
      <text:p text:style-name="P4"><text:span text:style-name="T4">Date :</text:span> <text:span text:style-name="T34">2</text:span><text:span text:style-name="T38">5</text:span>/0<text:span text:style-name="T34">4</text:span>/202<text:span text:style-name="T16">2</text:span></text:p>
      <text:p text:style-name="P5"><text:span text:style-name="T6">Writer of this assignment</text:span><text:span text:style-name="T4"> : </text:span><text:span text:style-name="T19">Hamiche Mehdi</text:span></text:p>
      <text:p text:style-name="P6"><text:span text:style-name="T6">Supervising teacher</text:span><text:span text:style-name="T4"> :</text:span> <text:span text:style-name="T16">Flavie Tonon</text:span></text:p>
      <text:p text:style-name="P6"><text:span text:style-name="T15">Objective</text:span><text:span text:style-name="T14"> :</text:span> <text:span text:style-name="T9">Write a text (minimum 250 words) on what you have done for the project until now. You role, your work.</text:span></text:p>
      <text:h text:style-name="P13" text:outline-level="1" text:is-list-header="true"><text:span text:style-name="T24">My </text:span><text:span text:style-name="T37">summary – </text:span><text:span text:style-name="T40">The </text:span><text:span text:style-name="T39">Kourte Project</text:span></text:h>
      <text:p text:style-name="P8"><text:span text:style-name="T20">For this last semester</text:span>, we have a project to do. My project is called <text:span text:style-name="T4">"Kourte"</text:span> and the objective of th<text:span text:style-name="T39">is</text:span> project is to develop a smartphone application allowing the user to obtain a precise and sensitive route of his <text:span text:style-name="T24">path</text:span>. Each route must contain several pieces of information :<text:span text:style-name="T4"> </text:span><text:span text:style-name="T8">time</text:span><text:span text:style-name="T4">, </text:span><text:span text:style-name="T7">d</text:span><text:span text:style-name="T4">ate ...</text:span></text:p>
      <text:p text:style-name="P7"><text:span text:style-name="T25">These plots will allow the user to visualize all movements of his </text:span><text:span text:style-name="T26">path</text:span><text:span text:style-name="T25">. It’s useful </text:span><text:span text:style-name="T27">f</text:span><text:span text:style-name="T13">or</text:span><text:span text:style-name="T1"> companies</text:span> to allow you to choose a gentle route for fragile goods. <text:span text:style-name="T3">F</text:span><text:span text:style-name="T1">or fragile people </text:span><text:span text:style-name="T28">to</text:span> allow them to choose an optimal route that would adapt to their disabilit<text:span text:style-name="T24">y </text:span><text:span text:style-name="T33">and </text:span><text:span text:style-name="T35">finally,</text:span><text:span text:style-name="T33"> </text:span><text:span text:style-name="T2">fo</text:span><text:span text:style-name="T1">r children</text:span> to visualize movements of their <text:span text:style-name="T24">paths</text:span> in a playful way.</text:p>
      <text:p text:style-name="P9"><text:span text:style-name="T32">I had several roles in this project. First of all,</text:span><text:span text:style-name="T30"> I mainly took care of the various documents to be submitted in the first weeks such as : </text:span><text:span text:style-name="T10">the specifications, the recipe book ...</text:span></text:p>
      <text:p text:style-name="P10"><text:span text:style-name="T31">Then,</text:span><text:span text:style-name="T29"> from week 5, we started the development phase trying to follow a schedule with different tasks to be done. </text:span><text:span text:style-name="T21">I first trained on Android Studio. I worked on the production of the main menu, sensor </text:span><text:span text:style-name="T22">detection</text:span><text:span text:style-name="T21">, pop-ups </text:span><text:span text:style-name="T22">creation</text:span><text:span text:style-name="T21">, as well as the creation of the sensitive plot according to the movement of the phone. The development phase stops in week 9. I also had the role of project manage</text:span><text:span text:style-name="T23">r.</text:span></text:p>
      <text:p text:style-name="P11"><text:span text:style-name="T31">Finally,</text:span><text:span text:style-name="T29"> the next objectives are the finalization of the project with the integration part to have a functional code and application and the rendering of the last documents, namely : </text:span><text:span text:style-name="T11">the user </text:span><text:span text:style-name="T12">and installation</text:span><text:span text:style-name="T11"> manual, the test plan ...</text:span></text:p>
      <text:p text:style-name="P12"><text:span text:style-name="T36">(</text:span><text:span text:style-name="T40">2</text:span><text:span text:style-name="T37">5</text:span><text:span text:style-name="T39">4 </text:span><text:span text:style-name="T40">WORDS</text:span><text:span text:style-name="T36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char" svg:x="-1.958cm" svg:y="-2cm" svg:width="2.417cm" svg:height="2.434cm" draw:z-index="1"><draw:image xlink:href="Pictures/10000000000002D1000002D1FBEED35297D811B0.jpg" xlink:type="simple" xlink:show="embed" xlink:actuate="onLoad" draw:mime-type="image/jpeg"/></draw:frame>CdL – ED – CS3 – Summary – 2022 – Ind – Gp L3L – Hamiche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56:38.476000000</meta:creation-date>
    <dc:date>2022-04-29T19:52:29.200000000</dc:date>
    <meta:editing-duration>PT2H10M20S</meta:editing-duration>
    <meta:editing-cycles>38</meta:editing-cycles>
    <meta:generator>LibreOffice/7.3.0.3$Windows_X86_64 LibreOffice_project/0f246aa12d0eee4a0f7adcefbf7c878fc2238db3</meta:generator>
    <meta:document-statistic meta:table-count="0" meta:image-count="1" meta:object-count="0" meta:page-count="2" meta:paragraph-count="16" meta:word-count="329" meta:character-count="1876" meta:non-whitespace-character-count="1555"/>
  </office:meta>
</office:document-meta>
</file>